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1">%=info_periode_label=% :</text:span> %=info_periode_val=%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0-30T13:39:11</meta:creation-date>
    <dc:date>2010-04-06T09:45:38</dc:date>
    <meta:editing-cycles>9</meta:editing-cycles>
    <meta:editing-duration>PT1H12M3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6" meta:character-count="46"/>
  </office:meta>
</office:document-meta>
</file>